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ospace" svg:font-family="monospace, courier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2cdf8" officeooo:paragraph-rsid="0012cdf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cf5f" officeooo:paragraph-rsid="001a094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094c" officeooo:paragraph-rsid="001a094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b90f" officeooo:paragraph-rsid="0020b90f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11d89" officeooo:paragraph-rsid="00211d8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a13b6" officeooo:paragraph-rsid="002a13b6" style:font-weight-asian="bold" style:font-weight-complex="bold"/>
    </style:style>
    <style:style style:name="P7" style:family="paragraph" style:parent-style-name="Standard">
      <style:text-properties officeooo:paragraph-rsid="0012cdf8"/>
    </style:style>
    <style:style style:name="P8" style:family="paragraph" style:parent-style-name="Standard">
      <style:text-properties style:text-underline-style="none" fo:font-weight="normal" officeooo:rsid="0012cdf8" officeooo:paragraph-rsid="0012cdf8" style:font-weight-asian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2cdf8" officeooo:paragraph-rsid="0012cdf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6d4a1" officeooo:paragraph-rsid="0016d4a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211d89" officeooo:paragraph-rsid="00211d8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6a33f" officeooo:paragraph-rsid="0026a33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2a13b6" officeooo:paragraph-rsid="00283dc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2a13b6" officeooo:paragraph-rsid="002a13b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283dc4" officeooo:paragraph-rsid="00283dc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382ff2" officeooo:paragraph-rsid="00382ff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30dc61" officeooo:paragraph-rsid="0031a0d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3140e9" officeooo:paragraph-rsid="003140e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382859" officeooo:paragraph-rsid="0038285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3af8d8" officeooo:paragraph-rsid="003af8d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3af8d8" officeooo:paragraph-rsid="003fcfe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bold" officeooo:rsid="002a13b6" officeooo:paragraph-rsid="002a13b6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solid" style:text-underline-width="auto" style:text-underline-color="font-color" fo:font-weight="bold" officeooo:rsid="00382859" officeooo:paragraph-rsid="00382859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382ff2" officeooo:paragraph-rsid="00382ff2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text-line-through-style="none" style:text-line-through-type="none" fo:font-style="normal" style:text-underline-style="none" fo:font-weight="normal" officeooo:rsid="001a094c" officeooo:paragraph-rsid="001a094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211d89"/>
    </style:style>
    <style:style style:name="P27" style:family="paragraph" style:parent-style-name="Standard">
      <style:text-properties officeooo:rsid="0026a33f" officeooo:paragraph-rsid="0026a33f"/>
    </style:style>
    <style:style style:name="P28" style:family="paragraph" style:parent-style-name="Standard">
      <style:text-properties officeooo:paragraph-rsid="002a13b6"/>
    </style:style>
    <style:style style:name="P29" style:family="paragraph" style:parent-style-name="Standard">
      <style:text-properties officeooo:paragraph-rsid="00283dc4"/>
    </style:style>
    <style:style style:name="P30" style:family="paragraph" style:parent-style-name="Standard">
      <style:text-properties officeooo:rsid="0030dc61" officeooo:paragraph-rsid="0030dc61"/>
    </style:style>
    <style:style style:name="P31" style:family="paragraph" style:parent-style-name="Standard">
      <style:text-properties officeooo:rsid="0030dc61" officeooo:paragraph-rsid="0031a0d0"/>
    </style:style>
    <style:style style:name="P32" style:family="paragraph" style:parent-style-name="Standard">
      <style:text-properties officeooo:rsid="003140e9" officeooo:paragraph-rsid="003140e9"/>
    </style:style>
    <style:style style:name="P33" style:family="paragraph" style:parent-style-name="Standard">
      <style:text-properties officeooo:rsid="0031a0d0" officeooo:paragraph-rsid="0031a0d0"/>
    </style:style>
    <style:style style:name="P34" style:family="paragraph" style:parent-style-name="Standard">
      <style:text-properties officeooo:rsid="0035b275" officeooo:paragraph-rsid="0035b275"/>
    </style:style>
    <style:style style:name="P35" style:family="paragraph" style:parent-style-name="Standard">
      <style:text-properties fo:font-style="italic" style:text-underline-style="none" fo:font-weight="normal" officeooo:rsid="0030dc61" officeooo:paragraph-rsid="0031a0d0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style:text-position="sub 58%" fo:font-style="normal" style:text-underline-style="none" fo:font-weight="normal" officeooo:rsid="00283dc4" officeooo:paragraph-rsid="00283dc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text-position="0% 100%" fo:font-style="normal" style:text-underline-style="solid" style:text-underline-width="auto" style:text-underline-color="font-color" fo:font-weight="bold" officeooo:rsid="00395d81" officeooo:paragraph-rsid="00395d81" style:font-style-asian="normal" style:font-weight-asian="bold" style:font-style-complex="normal" style:font-weight-complex="bold"/>
    </style:style>
    <style:style style:name="P38" style:family="paragraph" style:parent-style-name="Standard">
      <style:text-properties officeooo:paragraph-rsid="0049121e"/>
    </style:style>
    <style:style style:name="P39" style:family="paragraph" style:parent-style-name="Standard">
      <style:paragraph-properties fo:break-before="page"/>
      <style:text-properties fo:font-style="normal" style:text-underline-style="none" fo:font-weight="bold" officeooo:rsid="002a13b6" officeooo:paragraph-rsid="002a13b6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none" fo:font-weight="normal" officeooo:rsid="003140e9" officeooo:paragraph-rsid="003140e9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40f698" officeooo:paragraph-rsid="003af8d8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479edf" officeooo:paragraph-rsid="0049121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text-position="0% 100%" fo:font-style="normal" style:text-underline-style="none" fo:font-weight="normal" officeooo:rsid="00395d81" officeooo:paragraph-rsid="00395d81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officeooo:rsid="004cd6f6" officeooo:paragraph-rsid="004cd6f6"/>
    </style:style>
    <style:style style:name="P45" style:family="paragraph" style:parent-style-name="Standard">
      <style:text-properties officeooo:paragraph-rsid="002a13b6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f4d2" style:font-weight-asian="normal" style:font-weight-complex="normal"/>
    </style:style>
    <style:style style:name="T4" style:family="text">
      <style:text-properties style:text-underline-style="none" fo:font-weight="normal" officeooo:rsid="0012cdf8" style:font-weight-asian="normal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2cdf8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11d89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31a0d0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af8d8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cd782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45b931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479edf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846c2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48922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4f4d2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2cdf8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0b90f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11d89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36a18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4e48f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a13b6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83dc4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3140e9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31a0d0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3cd782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45b931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479edf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49121e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211d89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solid" style:text-underline-width="auto" style:text-underline-color="font-color" fo:font-weight="bold" officeooo:rsid="002a13b6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solid" style:text-underline-width="auto" style:text-underline-color="font-color" fo:font-weight="bold" officeooo:rsid="00283dc4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solid" style:text-underline-width="auto" style:text-underline-color="font-color" fo:font-weight="bold" officeooo:rsid="004b6ead" style:font-style-asian="normal" style:font-weight-asian="bold" style:font-style-complex="normal" style:font-weight-complex="bold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12cdf8" style:font-weight-asian="bold" style:font-weight-complex="bold"/>
    </style:style>
    <style:style style:name="T42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style:text-line-through-style="none" style:text-line-through-type="none" fo:font-style="normal" style:text-underline-style="none" fo:font-weight="normal" officeooo:rsid="001a094c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text-line-through-type="none" fo:font-style="normal" style:text-underline-style="none" fo:font-weight="normal" officeooo:rsid="001cebd2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font-style="normal" style:text-underline-style="none" fo:font-weight="normal" officeooo:rsid="001fe129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style:text-line-through-style="none" style:text-line-through-type="none" fo:font-style="italic" style:text-underline-style="none" fo:font-weight="normal" officeooo:rsid="001a094c" style:font-style-asian="italic" style:font-weight-asian="normal" style:font-style-complex="italic" style:font-weight-complex="normal"/>
    </style:style>
    <style:style style:name="T48" style:family="text">
      <style:text-properties style:text-line-through-style="none" style:text-line-through-type="none" fo:font-style="italic" style:text-underline-style="none" fo:font-weight="normal" officeooo:rsid="001fe129" style:font-style-asian="italic" style:font-weight-asian="normal" style:font-style-complex="italic" style:font-weight-complex="normal"/>
    </style:style>
    <style:style style:name="T49" style:family="text">
      <style:text-properties fo:color="#000080" fo:language="zxx" fo:country="none" fo:font-style="normal" style:text-underline-style="solid" style:text-underline-width="auto" style:text-underline-color="font-color" fo:font-weight="normal" officeooo:rsid="002a13b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0" style:family="text">
      <style:text-properties fo:color="#000080" fo:language="zxx" fo:country="none" fo:font-style="normal" style:text-underline-style="solid" style:text-underline-width="auto" style:text-underline-color="font-color" fo:font-weight="normal" officeooo:rsid="004d7a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1" style:family="text">
      <style:text-properties fo:font-variant="normal" fo:text-transform="none" fo:color="#181818" style:font-name="monospace" fo:font-size="12pt" fo:letter-spacing="normal" style:text-underline-style="none" fo:font-weight="normal" style:font-weight-asian="normal" style:font-weight-complex="normal"/>
    </style:style>
    <style:style style:name="T52" style:family="text">
      <style:text-properties officeooo:rsid="003846c2"/>
    </style:style>
    <style:style style:name="T53" style:family="text">
      <style:text-properties officeooo:rsid="003fcf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41">E/</text:span><text:span text:style-name="T40">S E ARQUIVOS</text:span></text:p>
      <text:p text:style-name="P1"/>
      <text:p text:style-name="P7"><text:span text:style-name="T41">Access:</text:span><text:span text:style-name="T4"> system call que checa </text:span><text:span text:style-name="T3">se um processo pode acessar</text:span><text:span text:style-name="T4"> um determinado diretório.</text:span></text:p>
      <text:p text:style-name="P1"><text:span text:style-name="T2">Faz parte da biblioteca </text:span><text:span text:style-name="T9">&lt;</text:span><text:span text:style-name="T5">unistd.h</text:span><text:span text:style-name="T9">&gt;</text:span><text:span text:style-name="T2"> em C e deve ser usado da seguinte forma:</text:span></text:p>
      <text:p text:style-name="P8"/>
      <text:p text:style-name="P1"><text:span text:style-name="T2"><text:tab/><text:tab/><text:tab/>access(const char *</text:span><text:span text:style-name="T5">pathname</text:span><text:span text:style-name="T2">, int </text:span><text:span text:style-name="T5">mode</text:span><text:span text:style-name="T2">);</text:span></text:p>
      <text:p text:style-name="P8"/>
      <text:p text:style-name="P7"><text:span text:style-name="T4">onde </text:span><text:span text:style-name="T6">pathname</text:span><text:span text:style-name="T19"> é o diretório a ser consultado e </text:span><text:span text:style-name="T6">mode</text:span><text:span text:style-name="T19"> o tipo de acesso, podendo ser F_OK (checa se o diretório existe), R_OK (verifica a permissão para leitura do diretório), W_OK (verifica a permissão para escrita no diretório) </text:span><text:span text:style-name="T17">ou X_OK (verifica e executa permissões no </text:span><text:span text:style-name="T18">diretório</text:span><text:span text:style-name="T17">).</text:span></text:p>
      <text:p text:style-name="P9"/>
      <text:p text:style-name="P10">Essa verificação é feita utilizando o UID real (ID real do usuário) e o GID (ID do grupo) do processo que chama essa system call, ao invés do UID efetivo, como outras system calls utilizam.</text:p>
      <text:p text:style-name="P2"><text:span text:style-name="T16">Caso tudo ocorra com sucesso, access() retorna zero; caso contrário, retorn</text:span><text:span text:style-name="T42">a -1, </text:span><text:span text:style-name="T45">e</text:span><text:span text:style-name="T48"> errno</text:span><text:span text:style-name="T45"> é setado.</text:span><text:span text:style-name="T46"> </text:span><text:span text:style-name="T42">Para saber o erro exato que pode ter ocorrido ao chamar a função, </text:span><text:span text:style-name="T43">utiliza-se a biblioteca </text:span><text:span text:style-name="T47">errno.h</text:span><text:span text:style-name="T43">. Essa biblioteca nos indicará </text:span><text:span text:style-name="T44">alguns erros, dentre eles</text:span><text:span text:style-name="T43">:</text:span></text:p>
      <text:p text:style-name="P25"/>
      <text:p text:style-name="P25"><text:tab/>EACCESS: Processo não possui permissão para acessar o diretório desejado!</text:p>
      <text:p text:style-name="P25"/>
      <text:p text:style-name="P3"><text:span text:style-name="T42"><text:tab/>ENOENT: </text:span><text:span text:style-name="T46">pathname</text:span><text:span text:style-name="T42"> não existe.</text:span></text:p>
      <text:p text:style-name="P25"/>
      <text:p text:style-name="P25"><text:tab/>EROFS: Tentativa de escrita em um diretório para apenas leitura (“read-only”).</text:p>
      <text:p text:style-name="P25"/>
      <text:p text:style-name="P25"><text:tab/>EIO: Um erro de I/O ocorreu.</text:p>
      <text:p text:style-name="P25"/>
      <text:p text:style-name="P25"/>
      <text:p text:style-name="P25"/>
      <text:p text:style-name="P9"/>
      <text:p text:style-name="P1"><text:span text:style-name="T15">Fstat:</text:span><text:span text:style-name="T16"> </text:span><text:span text:style-name="T20">system call que te fornece todas as informações relevantes de um arquivo ou diretório.</text:span></text:p>
      <text:p text:style-name="P4"><text:span text:style-name="T16">Para explicar melhor o fstat, citarei primeiro o comando </text:span><text:span text:style-name="T32">stat</text:span><text:span text:style-name="T16">. Esse comando é usado passando como parâmetro o caminho (</text:span><text:span text:style-name="T5">path</text:span><text:span text:style-name="T16">) desejado e </text:span><text:span text:style-name="T21">uma struct do tipo stat que é usada para retornar as informações do </text:span><text:span text:style-name="T7">path</text:span><text:span text:style-name="T21"> informado.</text:span></text:p>
      <text:p text:style-name="P11">A struct é definida da seguinte forma:</text:p>
      <text:p text:style-name="P11"/>
      <text:p text:style-name="P11">struct stat {</text:p>
      <text:p text:style-name="P26"><text:span text:style-name="T21"><text:s text:c="15"/>dev_t <text:s text:c="4"/>st_dev; <text:s text:c="8"/>/* ID </text:span><text:span text:style-name="T22">do arquivo ou diretório</text:span><text:span text:style-name="T21"> */</text:span></text:p>
      <text:p text:style-name="P11"><text:s text:c="15"/>ino_t <text:s text:c="4"/>st_ino; <text:s text:c="8"/>/* Inode */</text:p>
      <text:p text:style-name="P26"><text:span text:style-name="T21"><text:s text:c="15"/>mode_t <text:s text:c="3"/>st_mode; <text:s text:c="7"/>/* </text:span><text:span text:style-name="T22">Tipo de arquivo</text:span><text:span text:style-name="T21"> */</text:span></text:p>
      <text:p text:style-name="P26"><text:span text:style-name="T21"><text:s text:c="15"/>nlink_t <text:s text:c="2"/>st_nlink; <text:s text:c="6"/>/* </text:span><text:span text:style-name="T22">Número de</text:span><text:span text:style-name="T21"> hard links */</text:span></text:p>
      <text:p text:style-name="P11"><text:s text:c="15"/>uid_t <text:s text:c="4"/>st_uid; <text:s text:c="8"/>/* User ID */</text:p>
      <text:p text:style-name="P11"><text:s text:c="15"/>gid_t <text:s text:c="4"/>st_gid; <text:s text:c="8"/>/* Group ID */</text:p>
      <text:p text:style-name="P26"><text:span text:style-name="T21"><text:s text:c="15"/>dev_t <text:s text:c="4"/>st_rdev; <text:s text:c="7"/>/* Device ID (</text:span><text:span text:style-name="T22">se</text:span><text:span text:style-name="T21"> special file) */</text:span></text:p>
      <text:p text:style-name="P26"><text:span text:style-name="T21"><text:s text:c="15"/>off_t <text:s text:c="4"/>st_size; <text:s text:c="7"/>/* </text:span><text:span text:style-name="T22">Tamanho total</text:span><text:span text:style-name="T21">, </text:span><text:span text:style-name="T22">em</text:span><text:span text:style-name="T21"> bytes */</text:span></text:p>
      <text:p text:style-name="P26"><text:span text:style-name="T21"><text:s text:c="15"/>blksize_t st_blksize; <text:s text:c="4"/>/* </text:span><text:span text:style-name="T22">Tamanho do bloco para o sistema de arquivos</text:span><text:span text:style-name="T21"> I/O */</text:span></text:p>
      <text:p text:style-name="P26"><text:span text:style-name="T21"><text:s text:c="15"/>blkcnt_t <text:s/>st_blocks; <text:s text:c="5"/>/* </text:span><text:span text:style-name="T22">Número de</text:span><text:span text:style-name="T21"> 512B bloc</text:span><text:span text:style-name="T22">os</text:span><text:span text:style-name="T21"> al</text:span><text:span text:style-name="T22">ocados</text:span><text:span text:style-name="T21">*/</text:span></text:p>
      <text:p text:style-name="P11"/>
      <text:p text:style-name="P26"><text:span text:style-name="T21"><text:s text:c="15"/>/* </text:span><text:span text:style-name="T23">Desde</text:span><text:span text:style-name="T21"> </text:span><text:span text:style-name="T23">o </text:span><text:span text:style-name="T21">Linux 2.6 </text:span><text:span text:style-name="T23">há suporte para precisão em nanossegundos</text:span><text:span text:style-name="T21"> */</text:span></text:p>
      <text:p text:style-name="P11"/>
      <text:p text:style-name="P26"><text:span text:style-name="T21"><text:s text:c="15"/>struct timespec st_atim; <text:s/>/* </text:span><text:span text:style-name="T23">Último acesso</text:span><text:span text:style-name="T21"> */</text:span></text:p>
      <text:p text:style-name="P26"><text:span text:style-name="T16"><text:s text:c="15"/>struct timespec st_mtim; <text:s/>/* </text:span><text:span text:style-name="T23">Última modificação</text:span><text:span text:style-name="T16"> */</text:span></text:p>
      <text:p text:style-name="P26"><text:span text:style-name="T21"><text:s text:c="15"/>struct timespec st_ctim; <text:s/>/* </text:span><text:span text:style-name="T23">Última alteração de status</text:span><text:span text:style-name="T21"> */</text:span></text:p>
      <text:p text:style-name="P11"/>
      <text:p text:style-name="P26"><text:soft-page-break/><text:span text:style-name="T21"><text:s text:c="11"/>#define st_atime st_atim.tv_sec <text:s text:c="5"/>/* </text:span><text:span text:style-name="T23">compatibilidade para versões de Linux anteriores</text:span><text:span text:style-name="T21"> */</text:span></text:p>
      <text:p text:style-name="P11"><text:s text:c="11"/>#define st_mtime st_mtim.tv_sec</text:p>
      <text:p text:style-name="P11"><text:s text:c="11"/>#define st_ctime st_ctim.tv_sec</text:p>
      <text:p text:style-name="P11"><text:s text:c="11"/>};</text:p>
      <text:p text:style-name="P11"/>
      <text:p text:style-name="P5"><text:span text:style-name="T16">Se tudo ocorrer com sucesso, a função retorna zero; caso contrário, retorna -1 e </text:span><text:span text:style-name="T5">errno</text:span><text:span text:style-name="T16"> é setado. Utilizando a biblioteca </text:span><text:span text:style-name="T5">&lt;errno.h&gt;</text:span><text:span text:style-name="T16"> conseguimos saber qual erro ocorreu.</text:span></text:p>
      <text:p text:style-name="P26"><text:span text:style-name="T21">Podemos executar o </text:span><text:span text:style-name="T34">stat</text:span><text:span text:style-name="T21"> também apenas passando, no prompt de comandos, o </text:span><text:span text:style-name="T7">path</text:span><text:span text:style-name="T21"> desejado, por exemplo: “stat Desktop/”.</text:span></text:p>
      <text:p text:style-name="P27"><text:span text:style-name="T21">O </text:span><text:span text:style-name="T33">fstat</text:span><text:span text:style-name="T16"> funciona da mesma forma que o </text:span><text:span text:style-name="T33">stat</text:span><text:span text:style-name="T16">, com uma única diferença: ao invés de passar o </text:span><text:span text:style-name="T5">path</text:span><text:span text:style-name="T16"> como parâmetro, a função </text:span><text:span text:style-name="T33">fstat</text:span><text:span text:style-name="T16"> recebe o </text:span><text:span text:style-name="T35">descritor do arquivo</text:span><text:span text:style-name="T16"> (número inteiro).</text:span></text:p>
      <text:p text:style-name="P12"><text:tab/><text:tab/><text:tab/><text:tab/></text:p>
      <text:p text:style-name="P12"><text:tab/><text:tab/><text:tab/><text:tab/>fstat(int fd, struct stat *buf)</text:p>
      <text:p text:style-name="P12"/>
      <text:p text:style-name="P12">Onde fd é o descritor do arquivo e buf é a struct do tipo stat passada por referência.</text:p>
      <text:p text:style-name="P12"/>
      <text:p text:style-name="P12"/>
      <text:p text:style-name="P12"/>
      <text:p text:style-name="P12"/>
      <text:p text:style-name="P29"><text:span text:style-name="T37">Open</text:span><text:span text:style-name="T38">:</text:span><text:span text:style-name="T25"> </text:span><text:span text:style-name="T24">abre ou cria um arquivo.</text:span></text:p>
      <text:p text:style-name="P31"><text:span text:style-name="T28">Pertence às bibliotecas </text:span><text:span text:style-name="T10">&lt;sys/types.h&gt;</text:span><text:span text:style-name="T28">, </text:span><text:span text:style-name="T10">&lt;sys/stat.h&gt;</text:span><text:span text:style-name="T28"> e </text:span><text:span text:style-name="T10">&lt;fcntl.h&gt;</text:span><text:span text:style-name="T28">. </text:span><text:span text:style-name="T24">S</text:span><text:span text:style-name="T16">ua estrutura pode ser:</text:span></text:p>
      <text:p text:style-name="P35"/>
      <text:p text:style-name="P31"><text:span text:style-name="T5">open(const char* pathname, int flags)</text:span><text:span text:style-name="T16"> ou </text:span><text:span text:style-name="T5">open(const char* pathname, int flags, mode_t mode)</text:span></text:p>
      <text:p text:style-name="P17"/>
      <text:p text:style-name="P31"><text:span text:style-name="T27">Ela a</text:span><text:span text:style-name="T16">bre um arquivo especificado em </text:span><text:span text:style-name="T5">pathname</text:span><text:span text:style-name="T16">, podendo criar um novo arquivo caso este não exista (modo de escrita) ou retornar um erro (modo de leitura). Caso não haja erro, open() retorna um número inteiro não-negativo referente ao descritor do arquivo.</text:span></text:p>
      <text:p text:style-name="P30"><text:span text:style-name="T16">O parâmetro </text:span><text:span text:style-name="T5">pathname</text:span><text:span text:style-name="T16"> é o caminho onde está localizado o arquivo que será aberto (ou criado), o parâmetro </text:span><text:span text:style-name="T5">flags</text:span><text:span text:style-name="T16"> deverá ser um dos três a seguir: </text:span><text:span text:style-name="T5">O_RDONLY, O_WRONLY, O_RDWR</text:span><text:span text:style-name="T16"> </text:span><text:span text:style-name="T26">(apenas leitura, apenas escrita ou leitura e escrita, respectivamente).</text:span></text:p>
      <text:p text:style-name="P32"><text:span text:style-name="T16">A partir da versão 2.26 da glicb, é utilizada a system call </text:span><text:span text:style-name="T5">openat</text:span><text:span text:style-name="T16"> ao invés de </text:span><text:span text:style-name="T5">open</text:span><text:span text:style-name="T16">. A </text:span><text:span text:style-name="T5">openat</text:span><text:span text:style-name="T16"> difere da </text:span><text:span text:style-name="T5">open</text:span><text:span text:style-name="T16"> no tratamento do </text:span><text:span text:style-name="T5">pathname</text:span><text:span text:style-name="T16">, com a adição, na estrutura da função, do descritor de arquivo do diretório (</text:span><text:span text:style-name="T5">dirfd</text:span><text:span text:style-name="T16">). </text:span></text:p>
      <text:p text:style-name="P18"><text:tab/></text:p>
      <text:p text:style-name="P18"><text:tab/><text:tab/><text:tab/>openat(int dirfd, const char* pathname, int flags)</text:p>
      <text:p text:style-name="P18"/>
      <text:p text:style-name="P32"><text:span text:style-name="T16">Se </text:span><text:span text:style-name="T5">pathname</text:span><text:span text:style-name="T16"> for um caminho relativo, </text:span><text:span text:style-name="T27">ele será interpretado como relativo ao </text:span><text:span text:style-name="T8">dirfd</text:span><text:span text:style-name="T27"> informado, e não relativo à mesma pasta que se encontra o programa (como ocorre com </text:span><text:span text:style-name="T8">open</text:span><text:span text:style-name="T27">).</text:span></text:p>
      <text:p text:style-name="P33"><text:span text:style-name="T27">S</text:span><text:span text:style-name="T16">e </text:span><text:span text:style-name="T5">dirfd</text:span><text:span text:style-name="T16"> for igual a AT_FDCWD, então </text:span><text:span text:style-name="T5">pathname</text:span><text:span text:style-name="T16"> será tratado como relativo à mesma pasta que se encontra o programa. Já se </text:span><text:span text:style-name="T5">pathname</text:span><text:span text:style-name="T16"> se tratar de um caminho absoluto, </text:span><text:span text:style-name="T5">dirfd</text:span><text:span text:style-name="T16"> será ignorado.</text:span></text:p>
      <text:p text:style-name="P18"/>
      <text:p text:style-name="P13"/>
      <text:p text:style-name="P13"/>
      <text:p text:style-name="P15"/>
      <text:p text:style-name="P23">PROCESSOS</text:p>
      <text:p text:style-name="P19"/>
      <text:p text:style-name="P23">Execve:<text:span text:style-name="T1"> </text:span><text:span text:style-name="T2">executa um programa específico.</text:span></text:p>
      <text:p text:style-name="P16">Faz parte da biblioteca <text:span text:style-name="T13">&lt;unistd.h&gt;</text:span> e tem sua estrutura definida da seguinte forma:</text:p>
      <text:p text:style-name="P16"><text:tab/></text:p>
      <text:p text:style-name="P16"><text:tab/><text:tab/>int execve(const char *pathname, const char *argv[], const char *envp[])</text:p>
      <text:p text:style-name="P16"/>
      <text:p text:style-name="P24"><text:soft-page-break/><text:span text:style-name="T2">Esta systemcall executará o programa localizado em </text:span><text:span text:style-name="T5">pathname</text:span><text:span text:style-name="T2">, onde este </text:span><text:span text:style-name="T5">pathname</text:span><text:span text:style-name="T2"> deverá ser um executável binário ou um script que contém em sua primeira linha o seguinte código:</text:span></text:p>
      <text:p text:style-name="P16"><text:tab/><text:tab/></text:p>
      <text:p text:style-name="P24"><text:span text:style-name="T2"><text:tab/><text:tab/><text:tab/></text:span><text:span text:style-name="T51">#!interpreter [optional-arg]</text:span></text:p>
      <text:p text:style-name="P15"/>
      <text:p text:style-name="P16">O parâmetro <text:span text:style-name="T13">argv</text:span> deverá ser um array de argumentos, onde, por convenção, o primeiro índice (argv[0]) deverá ser o nome do executável. <text:span text:style-name="T52">E </text:span><text:span text:style-name="T14">envp</text:span><text:span text:style-name="T52"> é um array de strings da forma </text:span><text:span text:style-name="T14">chave=valor</text:span><text:span text:style-name="T52"> que será o ambiente de execução do programa.</text:span></text:p>
      <text:p text:style-name="P15"/>
      <text:p text:style-name="P15"/>
      <text:p text:style-name="P15"/>
      <text:p text:style-name="P15"/>
      <text:p text:style-name="P36"/>
      <text:p text:style-name="P37">Geteuid:<text:span text:style-name="T2"> retorna o ID efetivo do usuário que chamou o processo.</text:span></text:p>
      <text:p text:style-name="P43"/>
      <text:p text:style-name="P21">Esta system call faz parte das bibliotecas <text:span text:style-name="T13">&lt;unistd.h&gt;</text:span> e <text:span text:style-name="T13">&lt;sys/types.h&gt;</text:span>. <text:span text:style-name="T53">Possui a seguinte estrutura:</text:span></text:p>
      <text:p text:style-name="P20"/>
      <text:p text:style-name="P41">uid_t geteuid(void);</text:p>
      <text:p text:style-name="P15"/>
      <text:p text:style-name="P38"><text:span text:style-name="T29">No Linux, cada usuário do SO possui um número inteiro relacionado a ele, chamado de userID, que se divide em três tipos: userID real, userID efetivo e userID salvo. O primeiro é o próprio número inteiro referente a um usuário. O segundo é utilizado quando um usuário sem privilégios deseja acessar um recurso que necessita de privilégio (</text:span><text:span text:style-name="T11">root</text:span><text:span text:style-name="T29">). </text:span><text:span text:style-name="T30">O último, por sua vez, é usado quando geralmente um processo está rodando com privilégios </text:span><text:span text:style-name="T12">root</text:span><text:span text:style-name="T30"> e precisa realizar alguma tarefa que não necessita de tal privilégio. </text:span><text:span text:style-name="T31">Ele</text:span><text:span text:style-name="T30"> </text:span><text:span text:style-name="T31">então </text:span><text:span text:style-name="T30">é alternado para um usuário não-privilegiado, salvando seu userID efetivo para retornar a seu acesso privilegiado quando o processo terminar a execução.</text:span></text:p>
      <text:p text:style-name="P42"/>
      <text:p text:style-name="P42"/>
      <text:p text:style-name="P42"/>
      <text:p text:style-name="P42"/>
      <text:p text:style-name="P44"><text:span text:style-name="T39">G</text:span><text:span text:style-name="T36">etuid:</text:span><text:span text:style-name="T16"> De modo similar ao geteuid, a system call getuid() retorna o userID real do usuário que o está chamando. Pertence às bibliotecas</text:span><text:span text:style-name="T5"> &lt;unistd.h&gt;</text:span><text:span text:style-name="T16"> e</text:span><text:span text:style-name="T5"> &lt;sys/types.h&gt;</text:span><text:span text:style-name="T16">, e sua estrutura também é similar ao geteuid:</text:span></text:p>
      <text:p text:style-name="P44"><text:span text:style-name="T16"><text:tab/></text:span></text:p>
      <text:p text:style-name="P44"><text:span text:style-name="T16"><text:tab/><text:tab/><text:tab/><text:tab/><text:tab/>uid_t getuid(void);</text:span><text:span text:style-name="T5"> </text:span></text:p>
      <text:p text:style-name="P22"/>
      <text:p text:style-name="P22"/>
      <text:p text:style-name="P39">REFERÊNCIAS</text:p>
      <text:p text:style-name="P14"/>
      <text:p text:style-name="P6"><text:a xlink:type="simple" xlink:href="http://man7.org/linux/man-pages/man2/access.2.html" text:style-name="Internet_20_link" text:visited-style-name="Visited_20_Internet_20_Link"><text:span text:style-name="T35">http://man7.org/linux/man-pages/man2/access.2.html</text:span></text:a><text:span text:style-name="T16"> </text:span></text:p>
      <text:p text:style-name="P6"><text:a xlink:type="simple" xlink:href="http://man7.org/linux/man-pages/man2/stat.2.html" text:style-name="Internet_20_link" text:visited-style-name="Visited_20_Internet_20_Link"><text:span text:style-name="T35">http://man7.org/linux/man-pages/man2/stat.2.html</text:span></text:a><text:span text:style-name="T16"> </text:span></text:p>
      <text:p text:style-name="P6"><text:a xlink:type="simple" xlink:href="https://linux.die.net/man/2/fstat" text:style-name="Internet_20_link" text:visited-style-name="Visited_20_Internet_20_Link"><text:span text:style-name="T35">https://linux.die.net/man/2/fstat</text:span></text:a><text:span text:style-name="T16"> </text:span></text:p>
      <text:p text:style-name="P6"><text:a xlink:type="simple" xlink:href="https://linux.die.net/man/2/access" text:style-name="Internet_20_link" text:visited-style-name="Visited_20_Internet_20_Link"><text:span text:style-name="T35">https://linux.die.net/man/2/access</text:span></text:a><text:span text:style-name="T16"> </text:span></text:p>
      <text:p text:style-name="P28"><text:a xlink:type="simple" xlink:href="https://linux.die.net/man/2/stat" text:style-name="Internet_20_link" text:visited-style-name="Visited_20_Internet_20_Link">https://linux.die.net/man/2/stat</text:a><text:span text:style-name="T24"> </text:span></text:p>
      <text:p text:style-name="P28"><text:a xlink:type="simple" xlink:href="https://linux.die.net/man/2/open" text:style-name="Internet_20_link" text:visited-style-name="Visited_20_Internet_20_Link"><text:span text:style-name="T49">https://linux.die.net/man/2/open</text:span></text:a></text:p>
      <text:p text:style-name="P28"><text:a xlink:type="simple" xlink:href="http://man7.org/linux/man-pages/man2/open.2.html" text:style-name="Internet_20_link" text:visited-style-name="Visited_20_Internet_20_Link"><text:span text:style-name="T49">http://man7.org/linux/man-pages/man2/open.2.html</text:span></text:a><text:span text:style-name="T49"> </text:span></text:p>
      <text:p text:style-name="P28"><text:a xlink:type="simple" xlink:href="https://linux.die.net/man/2/getuid" text:style-name="Internet_20_link" text:visited-style-name="Visited_20_Internet_20_Link"><text:span text:style-name="T49">https://linux.die.net/man/2/getuid</text:span></text:a><text:span text:style-name="T49"> </text:span></text:p>
      <text:p text:style-name="P28"><text:a xlink:type="simple" xlink:href="https://linux.die.net/man/2/getuid" text:style-name="Internet_20_link" text:visited-style-name="Visited_20_Internet_20_Link"><text:span text:style-name="T49">https://linux.die.net/man/2/get</text:span></text:a><text:a xlink:type="simple" xlink:href="https://linux.die.net/man/2/getuid" text:style-name="Internet_20_link" text:visited-style-name="Visited_20_Internet_20_Link"><text:span text:style-name="T50">e</text:span></text:a><text:a xlink:type="simple" xlink:href="https://linux.die.net/man/2/getuid" text:style-name="Internet_20_link" text:visited-style-name="Visited_20_Internet_20_Link"><text:span text:style-name="T49">uid</text:span></text:a><text:span text:style-name="T49"> 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ospace" svg:font-family="monospace, courier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8:00:26.439000000</meta:creation-date>
    <dc:date>2020-03-28T20:04:36.622000000</dc:date>
    <meta:editing-duration>PT7H30M19S</meta:editing-duration>
    <meta:editing-cycles>34</meta:editing-cycles>
    <meta:generator>LibreOffice/6.4.1.2$Windows_X86_64 LibreOffice_project/4d224e95b98b138af42a64d84056446d09082932</meta:generator>
    <meta:document-statistic meta:table-count="0" meta:image-count="0" meta:object-count="0" meta:page-count="4" meta:paragraph-count="75" meta:word-count="978" meta:character-count="6678" meta:non-whitespace-character-count="5367"/>
  </office:meta>
</office:document-meta>
</file>